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59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839in"/>
    </style:style>
    <style:style style:name="co4" style:family="table-column">
      <style:table-column-properties fo:break-before="auto" style:column-width="2.4272in"/>
    </style:style>
    <style:style style:name="co5" style:family="table-column">
      <style:table-column-properties fo:break-before="auto" style:column-width="1.7055in"/>
    </style:style>
    <style:style style:name="co6" style:family="table-column">
      <style:table-column-properties fo:break-before="auto" style:column-width="3.10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AT644" table:style-name="ta1" table:print-ranges="AT644.B1:AT644.G30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Datasheet</text:p>
          </table:table-cell>
          <table:table-cell table:style-name="ce2" office:value-type="string">
            <text:p>Quantity per PCB</text:p>
          </table:table-cell>
          <table:table-cell table:style-name="ce2" office:value-type="string">
            <text:p>digikey.com </text:p>
            <text:p>Part Number</text:p>
          </table:table-cell>
          <table:table-cell table:style-name="ce2" office:value-type="string">
            <text:p>Manufacturer</text:p>
          </table:table-cell>
          <table:table-cell table:style-name="ce2" office:value-type="string">
            <text:p>Manufacturer Part Number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ROHS?</text:p>
          </table:table-cell>
        </table:table-row>
        <table:table-row table:style-name="ro2">
          <table:table-cell office:value-type="string">
            <text:p>MAX1487-MAX491.pdf</text:p>
          </table:table-cell>
          <table:table-cell table:style-name="ce3" office:value-type="float" office:value="1">
            <text:p>1</text:p>
          </table:table-cell>
          <table:table-cell office:value-type="string">
            <text:p>MAX488CSA+-ND</text:p>
          </table:table-cell>
          <table:table-cell office:value-type="string">
            <text:p>Maxim Integrated Products</text:p>
          </table:table-cell>
          <table:table-cell office:value-type="string">
            <text:p>MAX488CSA+</text:p>
          </table:table-cell>
          <table:table-cell office:value-type="string">
            <text:p>IC TXRX RS485/RS422 LOWPWR 8SOIC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CR10 (new) series.pdf</text:p>
          </table:table-cell>
          <table:table-cell table:style-name="ce3" office:value-type="float" office:value="8">
            <text:p>8</text:p>
          </table:table-cell>
          <table:table-cell office:value-type="string">
            <text:p>RHM10.0KCCT-ND</text:p>
          </table:table-cell>
          <table:table-cell office:value-type="string">
            <text:p>Rohm Semiconductor</text:p>
          </table:table-cell>
          <table:table-cell office:value-type="string">
            <text:p>MCR10EZHF1002</text:p>
          </table:table-cell>
          <table:table-cell office:value-type="string">
            <text:p>RES 10.0K OHM 1/8W 1% 0805 SM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X7R_16-to-500V_9.pdf</text:p>
          </table:table-cell>
          <table:table-cell table:style-name="ce3" office:value-type="float" office:value="9">
            <text:p>9</text:p>
          </table:table-cell>
          <table:table-cell office:value-type="string">
            <text:p>311-1140-1-ND</text:p>
          </table:table-cell>
          <table:table-cell office:value-type="string">
            <text:p>Yageo</text:p>
          </table:table-cell>
          <table:table-cell office:value-type="string">
            <text:p>CC0805KRX7R9BB104</text:p>
          </table:table-cell>
          <table:table-cell office:value-type="string">
            <text:p>CAP .10UF 50V CERAMIC X7R 0805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ML-LX15SRC-TR.pdf</text:p>
          </table:table-cell>
          <table:table-cell office:value-type="float" office:value="3">
            <text:p>3</text:p>
          </table:table-cell>
          <table:table-cell office:value-type="string">
            <text:p>67-1660-1-ND</text:p>
          </table:table-cell>
          <table:table-cell office:value-type="string">
            <text:p>Lumex Opto/Components Inc</text:p>
          </table:table-cell>
          <table:table-cell office:value-type="string">
            <text:p>SML-LX15SRC-TR</text:p>
          </table:table-cell>
          <table:table-cell office:value-type="string">
            <text:p>LED 660NM SUPER RED REPL SOT-23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ML-LX15SUGC-TR.pdf</text:p>
          </table:table-cell>
          <table:table-cell office:value-type="float" office:value="2">
            <text:p>2</text:p>
          </table:table-cell>
          <table:table-cell office:value-type="string">
            <text:p>67-1662-1-ND</text:p>
          </table:table-cell>
          <table:table-cell office:value-type="string">
            <text:p>Lumex Opto/Components Inc</text:p>
          </table:table-cell>
          <table:table-cell office:value-type="string">
            <text:p>SML-LX15SUGC-TR</text:p>
          </table:table-cell>
          <table:table-cell office:value-type="string">
            <text:p>LED 574NM SUP ULT GRN REPL SOT23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CR10 (new) series.pdf</text:p>
          </table:table-cell>
          <table:table-cell office:value-type="float" office:value="5">
            <text:p>5</text:p>
          </table:table-cell>
          <table:table-cell office:value-type="string">
            <text:p>RHM1.00KCCT-ND</text:p>
          </table:table-cell>
          <table:table-cell office:value-type="string">
            <text:p>Rohm Semiconductor</text:p>
          </table:table-cell>
          <table:table-cell office:value-type="string">
            <text:p>MCR10EZHF1001</text:p>
          </table:table-cell>
          <table:table-cell office:value-type="string">
            <text:p>RES 1.00K OHM 1/8W 1% 0805 SM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67996.pdf</text:p>
          </table:table-cell>
          <table:table-cell office:value-type="float" office:value="1">
            <text:p>1</text:p>
          </table:table-cell>
          <table:table-cell office:value-type="string">
            <text:p>609-3243-ND</text:p>
          </table:table-cell>
          <table:table-cell office:value-type="string">
            <text:p>FCI</text:p>
          </table:table-cell>
          <table:table-cell office:value-type="string">
            <text:p>67997-410HLF</text:p>
          </table:table-cell>
          <table:table-cell office:value-type="string">
            <text:p>CONN HEADER 10POS .100 STR TI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67996.pdf</text:p>
          </table:table-cell>
          <table:table-cell office:value-type="float" office:value="1">
            <text:p>1</text:p>
          </table:table-cell>
          <table:table-cell office:value-type="string">
            <text:p>609-3218-ND</text:p>
          </table:table-cell>
          <table:table-cell office:value-type="string">
            <text:p>FCI</text:p>
          </table:table-cell>
          <table:table-cell office:value-type="string">
            <text:p>67996-406HLF</text:p>
          </table:table-cell>
          <table:table-cell office:value-type="string">
            <text:p>CONN HEADER 6POS .100 STR TI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901200122_sd.pdf</text:p>
          </table:table-cell>
          <table:table-cell table:style-name="ce3" office:value-type="float" office:value="1">
            <text:p>1</text:p>
          </table:table-cell>
          <table:table-cell office:value-type="string">
            <text:p>WM8072-ND</text:p>
          </table:table-cell>
          <table:table-cell office:value-type="string">
            <text:p>Molex Connector Corporation</text:p>
          </table:table-cell>
          <table:table-cell office:value-type="string">
            <text:p>90120-0122</text:p>
          </table:table-cell>
          <table:table-cell office:value-type="string">
            <text:p>CONN HEADER 2POS .100 STR TI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206-208.pdf</text:p>
          </table:table-cell>
          <table:table-cell office:value-type="float" office:value="1">
            <text:p>1</text:p>
          </table:table-cell>
          <table:table-cell office:value-type="string">
            <text:p>CT2087-ND</text:p>
          </table:table-cell>
          <table:table-cell office:value-type="string">
            <text:p>CTS Corporation Electrocomponents</text:p>
          </table:table-cell>
          <table:table-cell office:value-type="string">
            <text:p>208-7</text:p>
          </table:table-cell>
          <table:table-cell office:value-type="string">
            <text:p>SWITCH SPST TIN 7 SEC DI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apc722_cd.pdf</text:p>
          </table:table-cell>
          <table:table-cell office:value-type="float" office:value="1">
            <text:p>1</text:p>
          </table:table-cell>
          <table:table-cell office:value-type="string">
            <text:p>SC1313-ND</text:p>
          </table:table-cell>
          <table:table-cell office:value-type="string">
            <text:p>Switchcraft Inc.</text:p>
          </table:table-cell>
          <table:table-cell office:value-type="string">
            <text:p>RAPC722X</text:p>
          </table:table-cell>
          <table:table-cell office:value-type="string">
            <text:p>CONN POWERJACK MINI R/A T/H 2.1m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1757022.pdf</text:p>
          </table:table-cell>
          <table:table-cell office:value-type="float" office:value="1">
            <text:p>1</text:p>
          </table:table-cell>
          <table:table-cell office:value-type="string">
            <text:p>277-1012-ND</text:p>
          </table:table-cell>
          <table:table-cell office:value-type="string">
            <text:p>Phoenix Contact</text:p>
          </table:table-cell>
          <table:table-cell table:style-name="ce6" office:value-type="float" office:value="1757022">
            <text:p>1757022</text:p>
          </table:table-cell>
          <table:table-cell office:value-type="string">
            <text:p>CONN TERM BLOCK PLUG 3POS 5.08M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1757255.pdf</text:p>
          </table:table-cell>
          <table:table-cell office:value-type="float" office:value="1">
            <text:p>1</text:p>
          </table:table-cell>
          <table:table-cell office:value-type="string">
            <text:p>277-1107-ND</text:p>
          </table:table-cell>
          <table:table-cell office:value-type="string">
            <text:p>Phoenix Contact</text:p>
          </table:table-cell>
          <table:table-cell table:style-name="ce6" office:value-type="float" office:value="1757255">
            <text:p>1757255</text:p>
          </table:table-cell>
          <table:table-cell office:value-type="string">
            <text:p>CONN HEADER RT ANG 3POS 5.08M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cr18.pdf</text:p>
          </table:table-cell>
          <table:table-cell office:value-type="float" office:value="2">
            <text:p>2</text:p>
          </table:table-cell>
          <table:table-cell office:value-type="string">
            <text:p>RHM120FRCT-ND</text:p>
          </table:table-cell>
          <table:table-cell office:value-type="string">
            <text:p>Rohm Semiconductor</text:p>
          </table:table-cell>
          <table:table-cell office:value-type="string">
            <text:p>MCR18EZPF1200</text:p>
          </table:table-cell>
          <table:table-cell office:value-type="string">
            <text:p>RES 120 OHM 1/4W 1% 1206 SM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CR10 (new) series.pdf</text:p>
          </table:table-cell>
          <table:table-cell office:value-type="float" office:value="4">
            <text:p>4</text:p>
          </table:table-cell>
          <table:table-cell office:value-type="string">
            <text:p>RHM100KCCT-ND</text:p>
          </table:table-cell>
          <table:table-cell office:value-type="string">
            <text:p>Rohm Semiconductor</text:p>
          </table:table-cell>
          <table:table-cell office:value-type="string">
            <text:p>MCR10EZHF1003</text:p>
          </table:table-cell>
          <table:table-cell office:value-type="string">
            <text:p>RES 100K OHM 1/8W 1% 0805 SM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ster-24-7068-1406.pdf</text:p>
          </table:table-cell>
          <table:table-cell office:value-type="float" office:value="0.1">
            <text:p>0.1</text:p>
          </table:table-cell>
          <table:table-cell office:value-type="string">
            <text:p>KE1122-ND</text:p>
          </table:table-cell>
          <table:table-cell office:value-type="string">
            <text:p>90120-0122</text:p>
          </table:table-cell>
          <table:table-cell office:value-type="string">
            <text:p>24-7068-1406</text:p>
          </table:table-cell>
          <table:table-cell office:value-type="string">
            <text:p>SOLDER RA .025" 23AWG 1L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MD291(S)NL.pdf</text:p>
          </table:table-cell>
          <table:table-cell office:value-type="float" office:value="0.1">
            <text:p>0.1</text:p>
          </table:table-cell>
          <table:table-cell office:value-type="string">
            <text:p>SMD291SNL-ND</text:p>
          </table:table-cell>
          <table:table-cell office:value-type="string">
            <text:p>Chip Quik Inc</text:p>
          </table:table-cell>
          <table:table-cell office:value-type="string">
            <text:p>SMD291SNL</text:p>
          </table:table-cell>
          <table:table-cell office:value-type="string">
            <text:p>SOLDER PASTE NO-CLEAN LF 5CC SY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T24C16B.pdf</text:p>
          </table:table-cell>
          <table:table-cell office:value-type="float" office:value="1">
            <text:p>1</text:p>
          </table:table-cell>
          <table:table-cell office:value-type="string">
            <text:p>AT24C16BN-SH-B-ND</text:p>
          </table:table-cell>
          <table:table-cell office:value-type="string">
            <text:p>Atmel</text:p>
          </table:table-cell>
          <table:table-cell office:value-type="string">
            <text:p>AT24C16BN-SH-B</text:p>
          </table:table-cell>
          <table:table-cell office:value-type="string">
            <text:p>IC SRL EEPROM 16K LP LV 8-SOIC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L0075S0093LQH43C.pdf</text:p>
          </table:table-cell>
          <table:table-cell office:value-type="float" office:value="1">
            <text:p>1</text:p>
          </table:table-cell>
          <table:table-cell office:value-type="string">
            <text:p>490-2519-1-ND</text:p>
          </table:table-cell>
          <table:table-cell office:value-type="string">
            <text:p>Murata Electronics North America</text:p>
          </table:table-cell>
          <table:table-cell office:value-type="string">
            <text:p>LQH43CN100K03L</text:p>
          </table:table-cell>
          <table:table-cell office:value-type="string">
            <text:p>INDUCTOR 10UH 10% 650MA 1812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Tmega644P.pdf</text:p>
          </table:table-cell>
          <table:table-cell office:value-type="float" office:value="1">
            <text:p>1</text:p>
          </table:table-cell>
          <table:table-cell office:value-type="string">
            <text:p>ATMEGA644P-20AU-ND</text:p>
          </table:table-cell>
          <table:table-cell office:value-type="string">
            <text:p>Atmel</text:p>
          </table:table-cell>
          <table:table-cell office:value-type="string">
            <text:p>ATMEGA644P-20AU</text:p>
          </table:table-cell>
          <table:table-cell office:value-type="string">
            <text:p>IC MCU AVR 64K FLASH 44-TQFPIC MCU AVR 64K FLASH 44-TQF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CR10 (new) series.pdf</text:p>
          </table:table-cell>
          <table:table-cell office:value-type="float" office:value="2">
            <text:p>2</text:p>
          </table:table-cell>
          <table:table-cell office:value-type="string">
            <text:p>RHM4.70KCCT-ND</text:p>
          </table:table-cell>
          <table:table-cell office:value-type="string">
            <text:p>Rohm Semiconductor</text:p>
          </table:table-cell>
          <table:table-cell office:value-type="string">
            <text:p>MCR10EZHF4701</text:p>
          </table:table-cell>
          <table:table-cell office:value-type="string">
            <text:p>RES 4.70K OHM 1/8W 1% 0805 SM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RM21BR71C475KA73.pdf</text:p>
          </table:table-cell>
          <table:table-cell office:value-type="float" office:value="1">
            <text:p>1</text:p>
          </table:table-cell>
          <table:table-cell office:value-type="string">
            <text:p>490-4522-1-ND</text:p>
          </table:table-cell>
          <table:table-cell office:value-type="string">
            <text:p>Murata Electronics North America</text:p>
          </table:table-cell>
          <table:table-cell office:value-type="string">
            <text:p>GRM21BR71C475KA73L</text:p>
          </table:table-cell>
          <table:table-cell office:value-type="string">
            <text:p>CAP CER 4.7UF 16V X7R 0805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DS_FT232R.pdf</text:p>
          </table:table-cell>
          <table:table-cell office:value-type="float" office:value="1">
            <text:p>1</text:p>
          </table:table-cell>
          <table:table-cell office:value-type="string">
            <text:p>768-1007-1-ND</text:p>
          </table:table-cell>
          <table:table-cell office:value-type="string">
            <text:p>FTDI, Future Technology Devices International Ltd</text:p>
          </table:table-cell>
          <table:table-cell office:value-type="string">
            <text:p>FT232RL R</text:p>
          </table:table-cell>
          <table:table-cell office:value-type="string">
            <text:p>IC USB TO SERIAL UART 28-SSO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<text:span text:style-name="T1">887329002_sd.pdf</text:span></text:p>
          </table:table-cell>
          <table:table-cell office:value-type="float" office:value="1">
            <text:p>1</text:p>
          </table:table-cell>
          <table:table-cell office:value-type="string">
            <text:p>WM17533-ND</text:p>
          </table:table-cell>
          <table:table-cell office:value-type="string">
            <text:p>Molex Connector Corporation</text:p>
          </table:table-cell>
          <table:table-cell office:value-type="string">
            <text:p>88732-9002</text:p>
          </table:table-cell>
          <table:table-cell office:value-type="string">
            <text:p>USB CABLE A-B .82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U-Y1007-R.pdf</text:p>
          </table:table-cell>
          <table:table-cell office:value-type="float" office:value="1">
            <text:p>1</text:p>
          </table:table-cell>
          <table:table-cell office:value-type="string">
            <text:p>AE9925-ND</text:p>
          </table:table-cell>
          <table:table-cell office:value-type="string">
            <text:p>Assmann Electronics Inc</text:p>
          </table:table-cell>
          <table:table-cell office:value-type="string">
            <text:p>AU-Y1007-R</text:p>
          </table:table-cell>
          <table:table-cell office:value-type="string">
            <text:p>CONN USB RTANG FEMALE TYPE B PC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HZ1206E601R-10-B.pdf</text:p>
          </table:table-cell>
          <table:table-cell office:value-type="float" office:value="1">
            <text:p>1</text:p>
          </table:table-cell>
          <table:table-cell office:value-type="string">
            <text:p>240-2415-1-ND</text:p>
          </table:table-cell>
          <table:table-cell office:value-type="string">
            <text:p>Steward</text:p>
          </table:table-cell>
          <table:table-cell office:value-type="string">
            <text:p>HZ1206E601R-10</text:p>
          </table:table-cell>
          <table:table-cell office:value-type="string">
            <text:p>FERRITE 500MA 600 OHM 1206 SM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WSCR_CV.pdf</text:p>
          </table:table-cell>
          <table:table-cell office:value-type="float" office:value="1">
            <text:p>1</text:p>
          </table:table-cell>
          <table:table-cell office:value-type="string">
            <text:p>535-10010-1-ND</text:p>
          </table:table-cell>
          <table:table-cell office:value-type="string">
            <text:p>Abracon Corporation</text:p>
          </table:table-cell>
          <table:table-cell office:value-type="string">
            <text:p>AWSCR-18.43CV-T</text:p>
          </table:table-cell>
          <table:table-cell office:value-type="string">
            <text:p>RESONATOR CER 18.43MHZ W/CAP SM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ENG_CD_644695_E1.pdf</text:p>
          </table:table-cell>
          <table:table-cell office:value-type="float" office:value="1">
            <text:p>1</text:p>
          </table:table-cell>
          <table:table-cell office:value-type="string">
            <text:p>A30917-ND</text:p>
          </table:table-cell>
          <table:table-cell office:value-type="string">
            <text:p>Tyco Electronics </text:p>
          </table:table-cell>
          <table:table-cell office:value-type="string">
            <text:p>3-644695-3</text:p>
          </table:table-cell>
          <table:table-cell office:value-type="string">
            <text:p>CONN HEADER VERT 3POS .100 TIN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1" office:value-type="string">
            <text:p>Optional components</text:p>
          </table:table-cell>
          <table:table-cell table:number-columns-repeated="5"/>
        </table:table-row>
        <table:table-row table:style-name="ro2">
          <table:table-cell office:value-type="string">
            <text:p>EMS050120-P5P-SZ.pdf</text:p>
          </table:table-cell>
          <table:table-cell table:style-name="ce3" office:value-type="float" office:value="1">
            <text:p>1</text:p>
          </table:table-cell>
          <table:table-cell office:value-type="string">
            <text:p>T946-P5P-ND</text:p>
          </table:table-cell>
          <table:table-cell office:value-type="string">
            <text:p>CUI Inc</text:p>
          </table:table-cell>
          <table:table-cell office:value-type="string">
            <text:p>EMS050120-P5P-SZ</text:p>
          </table:table-cell>
          <table:table-cell office:value-type="string">
            <text:p>XFRMR 6W 5V 1.2A MULTI PLUG - 2.1mm I.D. x 5.5mm O.D. x 9.5mm Female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table:style-name="ce3" office:value-type="float" office:value="1">
            <text:p>1</text:p>
          </table:table-cell>
          <table:table-cell/>
          <table:table-cell office:value-type="string">
            <text:p>Jameco/Reliapro</text:p>
          </table:table-cell>
          <table:table-cell table:style-name="ce6" office:value-type="float" office:value="252727">
            <text:p>252727</text:p>
          </table:table-cell>
          <table:table-cell office:value-type="string">
            <text:p>5V 1.5A Regulated Switching Wall Adapters, Output Connector 2.1x5.5m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ries90HBDip.pdf</text:p>
          </table:table-cell>
          <table:table-cell table:style-name="ce3" office:value-type="float" office:value="1">
            <text:p>1</text:p>
          </table:table-cell>
          <table:table-cell office:value-type="string">
            <text:p>GH7241-ND</text:p>
          </table:table-cell>
          <table:table-cell office:value-type="string">
            <text:p>Grayhill Inc</text:p>
          </table:table-cell>
          <table:table-cell office:value-type="string">
            <text:p>90HBW07PT</text:p>
          </table:table-cell>
          <table:table-cell office:value-type="string">
            <text:p>SWITCH 7 POS DIP GULL SEALED SM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EMS050120-P5P-SZ.pdf</text:p>
          </table:table-cell>
          <table:table-cell table:style-name="ce3" office:value-type="float" office:value="1">
            <text:p>1</text:p>
          </table:table-cell>
          <table:table-cell office:value-type="string">
            <text:p>T946-P5P-ND</text:p>
          </table:table-cell>
          <table:table-cell office:value-type="string">
            <text:p>CUI Inc</text:p>
          </table:table-cell>
          <table:table-cell office:value-type="string">
            <text:p>EMS050120-P5P-SZ</text:p>
          </table:table-cell>
          <table:table-cell office:value-type="string">
            <text:p>XFRMR 6W 5V 1.2A MULTI PLUG - 2.1mm I.D. x 5.5mm O.D. x 9.5mm Femal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br-pr.pdf</text:p>
          </table:table-cell>
          <table:table-cell table:style-name="ce5" office:value-type="float" office:value="1">
            <text:p>1</text:p>
          </table:table-cell>
          <table:table-cell office:value-type="string">
            <text:p>478-4583-1-ND</text:p>
          </table:table-cell>
          <table:table-cell office:value-type="string">
            <text:p>AVX Corporation</text:p>
          </table:table-cell>
          <table:table-cell office:value-type="string">
            <text:p>PBRC7.37MR50X000</text:p>
          </table:table-cell>
          <table:table-cell office:value-type="string">
            <text:p>RESONATOR CERM W/CAP 7.37MHZ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Tmega644P.pdf</text:p>
          </table:table-cell>
          <table:table-cell table:style-name="ce3" office:value-type="float" office:value="1">
            <text:p>1</text:p>
          </table:table-cell>
          <table:table-cell office:value-type="string">
            <text:p>ATMEGA324P-20AU-ND</text:p>
          </table:table-cell>
          <table:table-cell office:value-type="string">
            <text:p>Atmel</text:p>
          </table:table-cell>
          <table:table-cell office:value-type="string">
            <text:p>ATMEGA324P-20AU</text:p>
          </table:table-cell>
          <table:table-cell office:value-type="string">
            <text:p>IC MCU AVR 32K FLASH 44-TQF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Tmega644P.pdf</text:p>
          </table:table-cell>
          <table:table-cell table:style-name="ce3" office:value-type="float" office:value="1">
            <text:p>1</text:p>
          </table:table-cell>
          <table:table-cell office:value-type="string">
            <text:p>ATMEGA164P-20AU-ND</text:p>
          </table:table-cell>
          <table:table-cell office:value-type="string">
            <text:p>Atmel</text:p>
          </table:table-cell>
          <table:table-cell office:value-type="string">
            <text:p>ATMEGA164P-20AU</text:p>
          </table:table-cell>
          <table:table-cell office:value-type="string">
            <text:p>IC MCU AVR 16K FLASH 44-TQFP</text:p>
          </table:table-cell>
          <table:table-cell office:value-type="string">
            <text:p>y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scale-to-pages="1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5">04/25/2009</text:date>, <text:time>08:5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10T13:59:25</meta:creation-date>
    <dc:creator>Steve Karg</dc:creator>
    <dc:date>2009-04-25T08:52:37</dc:date>
    <meta:printed-by>Stephen Karg</meta:printed-by>
    <meta:print-date>2009-04-05T07:19:16</meta:print-date>
    <meta:editing-cycles>47</meta:editing-cycles>
    <meta:editing-duration>PT19H6M11S</meta:editing-duration>
    <meta:user-defined meta:name="Info 1"/>
    <meta:user-defined meta:name="Info 2"/>
    <meta:user-defined meta:name="Info 3"/>
    <meta:user-defined meta:name="Info 4"/>
    <meta:document-statistic meta:table-count="1" meta:cell-count="317"/>
  </office:meta>
</office:document-meta>
</file>